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B58C63483439DAA3.jpg" manifest:media-type="image/jpeg"/>
  <manifest:file-entry manifest:full-path="Pictures/10000000000001000000010088630018DD8ABE09.jpg" manifest:media-type="image/jpeg"/>
  <manifest:file-entry manifest:full-path="Pictures/1000000000000100000001008F3977FEF348FC7E.png" manifest:media-type="image/png"/>
  <manifest:file-entry manifest:full-path="Pictures/1000000000000100000001004A38D7FC4E69FB5C.png" manifest:media-type="image/png"/>
  <manifest:file-entry manifest:full-path="Pictures/100000000000010000000100C2143F5AF3990616.png" manifest:media-type="image/png"/>
  <manifest:file-entry manifest:full-path="Pictures/10000000000001000000010041C7FAA35970746F.jpg" manifest:media-type="image/jpeg"/>
  <manifest:file-entry manifest:full-path="Pictures/1000000000000100000001001FB971C4247865C1.png" manifest:media-type="image/png"/>
  <manifest:file-entry manifest:full-path="Pictures/1000000000000100000001009D67FEA227EC6CE6.png" manifest:media-type="image/png"/>
  <manifest:file-entry manifest:full-path="Pictures/100000000000010000000100737CED74D84EF442.png" manifest:media-type="image/png"/>
  <manifest:file-entry manifest:full-path="Pictures/100000000000010000000100EAEEE63B0998F849.jpg" manifest:media-type="image/jpeg"/>
  <manifest:file-entry manifest:full-path="Pictures/100000000000002000000020B2FF2A327EABC87D.png" manifest:media-type="image/png"/>
  <manifest:file-entry manifest:full-path="Pictures/100000000000010000000100C4A7264B4C281968.png" manifest:media-type="image/png"/>
  <manifest:file-entry manifest:full-path="Pictures/100000000000010000000100C5347B939A44FAE6.png" manifest:media-type="image/png"/>
  <manifest:file-entry manifest:full-path="Pictures/100000000000010000000100F2DE8C205F2E8588.png" manifest:media-type="image/png"/>
  <manifest:file-entry manifest:full-path="Pictures/100000000000010000000100D28D0304FDF22F25.png" manifest:media-type="image/png"/>
  <manifest:file-entry manifest:full-path="Pictures/100000000000010000000100C5C7AE7A3FC92A7F.jpg" manifest:media-type="image/jpeg"/>
  <manifest:file-entry manifest:full-path="Pictures/1000000000000100000001007F5D9FE1B284E064.png" manifest:media-type="image/png"/>
  <manifest:file-entry manifest:full-path="Pictures/1000000000000100000001005A7B864A45436BAD.png" manifest:media-type="image/png"/>
  <manifest:file-entry manifest:full-path="Pictures/10000000000001000000010017AEF2F831B3E8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9.217cm" fo:min-width="8.821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898cm" fo:min-width="8.823cm" fo:padding-top="0.23cm" fo:padding-bottom="0.23cm" fo:padding-left="0.355cm" fo:padding-right="0.355cm"/>
    </style:style>
    <style:style style:name="gr3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963cm" fo:min-width="8.856cm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845cm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748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9.065cm" fo:min-width="8.815cm" fo:padding-top="0.23cm" fo:padding-bottom="0.23cm" fo:padding-left="0.355cm" fo:padding-right="0.35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99" style:font-name="Times New Roman" fo:font-size="54pt" style:font-size-asian="54pt" style:font-size-complex="54pt"/>
    </style:style>
    <style:style style:name="P4" style:family="paragraph">
      <loext:graphic-properties draw:fill="none" draw:fill-color="#ffffff"/>
      <style:text-properties fo:color="#111111" style:font-name="Times New Roman" fo:font-size="54pt" style:font-size-asian="54pt" style:font-size-complex="54pt"/>
    </style:style>
    <style:style style:name="T1" style:family="text">
      <style:text-properties fo:color="#000099" style:font-name="Times New Roman" fo:font-size="54pt" style:font-size-asian="54pt" style:font-size-complex="54pt"/>
    </style:style>
    <style:style style:name="T2" style:family="text">
      <style:text-properties fo:color="#111111" style:font-name="Times New Ro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33cm" svg:height="9.679cm" svg:x="20.804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33cm" svg:height="9.358cm" svg:x="20.804cm" svg:y="14.4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68cm" svg:height="9.425cm" svg:x="52.773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57cm" svg:height="9.298cm" svg:x="52.873cm" svg:y="14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46cm" svg:height="9.298cm" svg:x="53.07cm" svg:y="24.7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525cm" svg:height="9.525cm" svg:x="20.785cm" svg:y="24.67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9.312cm" svg:height="9.312cm" svg:x="20.939cm" svg:y="4.402cm">
          <draw:image xlink:href="Pictures/1000000000000100000001007F5D9FE1B284E064.png" xlink:type="simple" xlink:show="embed" xlink:actuate="onLoad">
            <text:p/>
          </draw:image>
        </draw:frame>
        <draw:frame draw:style-name="gr7" draw:text-style-name="P2" draw:layer="layout" svg:width="9.322cm" svg:height="9.373cm" svg:x="1.476cm" svg:y="4.173cm">
          <draw:image xlink:href="Pictures/1000000000000100000001009D67FEA227EC6CE6.png" xlink:type="simple" xlink:show="embed" xlink:actuate="onLoad">
            <text:p/>
          </draw:image>
        </draw:frame>
        <draw:frame draw:style-name="gr7" draw:text-style-name="P2" draw:layer="layout" svg:width="9.322cm" svg:height="9.322cm" svg:x="20.928cm" svg:y="14.387cm">
          <draw:image xlink:href="Pictures/100000000000010000000100C4A7264B4C281968.png" xlink:type="simple" xlink:show="embed" xlink:actuate="onLoad">
            <text:p/>
          </draw:image>
        </draw:frame>
        <draw:frame draw:style-name="gr7" draw:text-style-name="P2" draw:layer="layout" svg:width="9.322cm" svg:height="9.322cm" svg:x="1.528cm" svg:y="14.387cm">
          <draw:image xlink:href="Pictures/100000000000010000000100C5347B939A44FAE6.png" xlink:type="simple" xlink:show="embed" xlink:actuate="onLoad">
            <text:p/>
          </draw:image>
        </draw:frame>
        <draw:frame draw:style-name="gr7" draw:text-style-name="P2" draw:layer="layout" svg:width="9.322cm" svg:height="9.322cm" svg:x="20.888cm" svg:y="24.803cm">
          <draw:image xlink:href="Pictures/1000000000000100000001005A7B864A45436BAD.png" xlink:type="simple" xlink:show="embed" xlink:actuate="onLoad">
            <text:p/>
          </draw:image>
        </draw:frame>
        <draw:frame draw:style-name="gr7" draw:text-style-name="P2" draw:layer="layout" svg:width="9.322cm" svg:height="9.322cm" svg:x="1.584cm" svg:y="24.698cm">
          <draw:image xlink:href="Pictures/100000000000010000000100D28D0304FDF22F25.png" xlink:type="simple" xlink:show="embed" xlink:actuate="onLoad">
            <text:p/>
          </draw:image>
        </draw:frame>
        <draw:frame draw:style-name="gr7" draw:text-style-name="P2" draw:layer="layout" svg:width="9.322cm" svg:height="9.322cm" svg:x="11.114cm" svg:y="14.387cm">
          <draw:image xlink:href="Pictures/100000000000010000000100EAEEE63B0998F849.jpg" xlink:type="simple" xlink:show="embed" xlink:actuate="onLoad">
            <text:p/>
          </draw:image>
        </draw:frame>
        <draw:frame draw:style-name="gr7" draw:text-style-name="P2" draw:layer="layout" svg:width="9.322cm" svg:height="9.322cm" svg:x="11.114cm" svg:y="24.757cm">
          <draw:image xlink:href="Pictures/100000000000010000000100C5C7AE7A3FC92A7F.jpg" xlink:type="simple" xlink:show="embed" xlink:actuate="onLoad">
            <text:p/>
          </draw:image>
        </draw:frame>
        <draw:frame draw:style-name="gr7" draw:text-style-name="P2" draw:layer="layout" svg:width="9.322cm" svg:height="9.398cm" svg:x="11.024cm" svg:y="4.1cm">
          <draw:image xlink:href="Pictures/10000000000001000000010017AEF2F831B3E876.jpg" xlink:type="simple" xlink:show="embed" xlink:actuate="onLoad">
            <text:p/>
          </draw:image>
        </draw:frame>
        <draw:frame draw:style-name="gr7" draw:text-style-name="P2" draw:layer="layout" svg:width="9.322cm" svg:height="9.322cm" svg:x="33.498cm" svg:y="24.82cm">
          <draw:image xlink:href="Pictures/100000000000010000000100F2DE8C205F2E8588.png" xlink:type="simple" xlink:show="embed" xlink:actuate="onLoad">
            <text:p/>
          </draw:image>
        </draw:frame>
        <draw:frame draw:style-name="gr7" draw:text-style-name="P2" draw:layer="layout" svg:width="9.322cm" svg:height="9.322cm" svg:x="33.412cm" svg:y="4.254cm">
          <draw:image xlink:href="Pictures/1000000000000100000001001FB971C4247865C1.png" xlink:type="simple" xlink:show="embed" xlink:actuate="onLoad">
            <text:p/>
          </draw:image>
        </draw:frame>
        <draw:frame draw:style-name="gr7" draw:text-style-name="P2" draw:layer="layout" svg:width="9.322cm" svg:height="9.322cm" svg:x="52.944cm" svg:y="4.281cm">
          <draw:image xlink:href="Pictures/100000000000010000000100C2143F5AF3990616.png" xlink:type="simple" xlink:show="embed" xlink:actuate="onLoad">
            <text:p/>
          </draw:image>
        </draw:frame>
        <draw:frame draw:style-name="gr7" draw:text-style-name="P2" draw:layer="layout" svg:width="9.144cm" svg:height="9.144cm" svg:x="53.273cm" svg:y="24.887cm">
          <draw:image xlink:href="Pictures/1000000000000100000001004A38D7FC4E69FB5C.png" xlink:type="simple" xlink:show="embed" xlink:actuate="onLoad">
            <text:p/>
          </draw:image>
        </draw:frame>
        <draw:frame draw:style-name="gr7" draw:text-style-name="P2" draw:layer="layout" svg:width="9.322cm" svg:height="9.322cm" svg:x="53.006cm" svg:y="14.476cm">
          <draw:image xlink:href="Pictures/100000000000010000000100737CED74D84EF442.png" xlink:type="simple" xlink:show="embed" xlink:actuate="onLoad">
            <text:p/>
          </draw:image>
        </draw:frame>
        <draw:frame draw:style-name="gr7" draw:text-style-name="P2" draw:layer="layout" svg:width="9.322cm" svg:height="9.322cm" svg:x="33.474cm" svg:y="14.468cm">
          <draw:image xlink:href="Pictures/1000000000000100000001008F3977FEF348FC7E.png" xlink:type="simple" xlink:show="embed" xlink:actuate="onLoad">
            <text:p/>
          </draw:image>
        </draw:frame>
        <draw:frame draw:style-name="gr7" draw:text-style-name="P2" draw:layer="layout" svg:width="9.322cm" svg:height="9.322cm" svg:x="43.031cm" svg:y="4.213cm">
          <draw:image xlink:href="Pictures/10000000000001000000010041C7FAA35970746F.jpg" xlink:type="simple" xlink:show="embed" xlink:actuate="onLoad">
            <text:p/>
          </draw:image>
        </draw:frame>
        <draw:frame draw:style-name="gr7" draw:text-style-name="P2" draw:layer="layout" svg:width="9.322cm" svg:height="9.322cm" svg:x="43.072cm" svg:y="24.752cm">
          <draw:image xlink:href="Pictures/100000000000010000000100B58C63483439DAA3.jpg" xlink:type="simple" xlink:show="embed" xlink:actuate="onLoad">
            <text:p/>
          </draw:image>
        </draw:frame>
        <draw:frame draw:style-name="gr7" draw:text-style-name="P2" draw:layer="layout" svg:width="9.322cm" svg:height="9.322cm" svg:x="43.072cm" svg:y="14.517cm">
          <draw:image xlink:href="Pictures/10000000000001000000010088630018DD8ABE09.jpg" xlink:type="simple" xlink:show="embed" xlink:actuate="onLoad">
            <text:p/>
          </draw:image>
        </draw:frame>
        <draw:frame draw:style-name="gr8" draw:text-style-name="P3" draw:layer="layout" svg:width="6.223cm" svg:height="2.36cm" svg:x="21.793cm" svg:y="1.335cm">
          <draw:text-box>
            <text:p><text:span text:style-name="T1">Output </text:span></text:p>
          </draw:text-box>
        </draw:frame>
        <draw:frame draw:style-name="gr8" draw:text-style-name="P3" draw:layer="layout" svg:width="6.223cm" svg:height="2.36cm" svg:x="54.213cm" svg:y="1.335cm">
          <draw:text-box>
            <text:p><text:span text:style-name="T1">Output </text:span></text:p>
          </draw:text-box>
        </draw:frame>
        <draw:frame draw:style-name="gr8" draw:text-style-name="P4" draw:layer="layout" svg:width="6.223cm" svg:height="2.36cm" svg:x="12.503cm" svg:y="1.281cm">
          <draw:text-box>
            <text:p><text:span text:style-name="T2">Input </text:span></text:p>
          </draw:text-box>
        </draw:frame>
        <draw:frame draw:style-name="gr8" draw:text-style-name="P4" draw:layer="layout" svg:width="6.223cm" svg:height="2.36cm" svg:x="3.182cm" svg:y="1.535cm">
          <draw:text-box>
            <text:p><text:span text:style-name="T2">True</text:span></text:p>
          </draw:text-box>
        </draw:frame>
        <draw:frame draw:style-name="gr8" draw:text-style-name="P4" draw:layer="layout" svg:width="6.223cm" svg:height="2.36cm" svg:x="35.417cm" svg:y="1.843cm">
          <draw:text-box>
            <text:p><text:span text:style-name="T2">True</text:span></text:p>
          </draw:text-box>
        </draw:frame>
        <draw:frame draw:style-name="gr8" draw:text-style-name="P4" draw:layer="layout" svg:width="6.223cm" svg:height="2.36cm" svg:x="44.688cm" svg:y="1.616cm">
          <draw:text-box>
            <text:p><text:span text:style-name="T2">Inpu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4.77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30T12:11:13.036964660</dc:date>
    <meta:editing-duration>PT4H46M29S</meta:editing-duration>
    <meta:editing-cycles>72</meta:editing-cycles>
    <meta:generator>LibreOffice/5.1.6.2$Linux_X86_64 LibreOffice_project/10m0$Build-2</meta:generator>
    <meta:document-statistic meta:object-count="30"/>
  </office:meta>
</office:document-meta>
</file>